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outline1">
      <style:graphic-properties fo:min-height="11.929cm"/>
    </style:style>
    <style:style style:name="pr3" style:family="presentation" style:parent-style-name="標準-notes">
      <style:graphic-properties draw:fill-color="#ffffff" fo:min-height="13.364cm"/>
    </style:style>
    <style:style style:name="P1" style:family="paragraph">
      <style:text-properties style:font-size-asian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Wolrfam|Alpha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Computational knowledge engine</text:p>
              </text:list-item>
              <text:list-item>
                <text:p>おおまかな分類では質問応答システムに属する</text:p>
              </text:list-item>
              <text:list-item>
                <text:p>知識ベース: 専門家により精査された知識と知識構造をもつ</text:p>
              </text:list-item>
              <text:list-item>
                <text:p>入力は自然言語、数式等</text:p>
              </text:list-item>
              <text:list-item>
                <text:p>クラスター上でMathematicaを連携して並列稼働させることにより動作する</text:p>
              </text:list-item>
              <text:list-item>
                <text:p>エンジンはMathematicaにより記述されている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Wolrfam|Alpha</text:p>
          </draw:text-box>
        </draw:frame>
        <draw:frame presentation:style-name="pr2" draw:layer="layout" svg:width="25.199cm" svg:height="12.179cm" svg:x="1.4cm" svg:y="4.914cm" presentation:class="outline">
          <draw:text-box>
            <text:p>実際にさわってみよう</text:p>
            <text:list text:style-name="L2">
              <text:list-item>
                <text:p>http://www.wolframalpha.com/</text:p>
              </text:list-item>
              <text:list-item>
                <text:p>sin x</text:p>
              </text:list-item>
              <text:list-item>
                <text:p>G7 GNP</text:p>
              </text:list-item>
              <text:list-item>
                <text:p>Answer to everyth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ヒラギノ明朝 ProN W3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4T16:08:59</meta:creation-date>
    <dc:date>2014-09-09T15:08:37</dc:date>
    <meta:editing-duration>PT27M20S</meta:editing-duration>
    <meta:editing-cycles>11</meta:editing-cycles>
    <meta:generator>LibreOffice/4.0.4.2$Linux_X86_64 LibreOffice_project/400m0$Build-2</meta:generator>
    <meta:document-statistic meta:object-count="29"/>
  </office:meta>
</office:document-meta>
</file>